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ra que no se presenten conflictos entre dos librerias como juery y prototype podemos haer lo siguiente<text:s/></text:p>
      <text:p text:style-name="Normal">$.noConflict();</text:p>
      <text:p text:style-name="Normal">jQuery(document).ready(function($)){</text:p>
      <text:p text:style-name="Normal"><text:s text:c="2"/>$//prototype</text:p>
      <text:p text:style-name="Normal">})</text:p>
      <text:p text:style-name="Normal">$//prototyp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sar</meta:initial-creator>
    <dc:creator>Cesar</dc:creator>
    <meta:creation-date>2018-02-04T15:39:00Z</meta:creation-date>
    <dc:date>2018-02-04T15:41:00Z</dc:date>
    <meta:template xlink:href="Normal" xlink:type="simple"/>
    <meta:editing-cycles>1</meta:editing-cycles>
    <meta:editing-duration>PT120S</meta:editing-duration>
    <meta:document-statistic meta:page-count="1" meta:paragraph-count="1" meta:word-count="29" meta:character-count="189" meta:row-count="1" meta:non-whitespace-character-count="161"/>
  </office:meta>
</office:document-meta>
</file>